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502in" svg:x="4.4516in" svg:y="0.1543in">
            <draw:object draw:notify-on-update-of-ranges="Sheet1.B5:Sheet1.B9 Sheet1.C5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Path for</text:p>
          </table:table-cell>
          <table:table-cell office:value-type="string" calcext:value-type="string">
            <text:p>hell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20:54:27.014984707</meta:creation-date>
    <dc:date>2020-12-04T02:13:28.837059975</dc:date>
    <meta:editing-duration>PT4H57M31S</meta:editing-duration>
    <meta:editing-cycles>1</meta:editing-cycles>
    <meta:document-statistic meta:table-count="1" meta:cell-count="14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6.356cm" xlink:href=".." xlink:type="simple" chart:class="chart:scatter" chart:style-name="ch1">
        <chart:plot-area chart:style-name="ch2" table:cell-range-address="Sheet1.B5:Sheet1.C9" svg:x="0.291cm" svg:y="0.187cm" svg:width="15.359cm" svg:height="6.122cm">
          <chart:coordinate-region svg:x="1.099cm" svg:y="0.835cm" svg:width="14.18cm" svg:height="5.2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9" chart:class="chart:scatter">
            <chart:domain table:cell-range-address="Sheet1.B5:Sheet1.B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Sheet1.B5:Sheet1.B9</svg:desc>
                </draw:g>
              </table:table-cell>
              <table:table-cell office:value-type="float" office:value="375">
                <text:p>375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